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7in" svg:y="0.7504in">
            <draw:object draw:notify-on-update-of-ranges="Sheet1.A5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14:19:05.244289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13:11.278336211</meta:creation-date>
    <dc:date>2024-07-17T14:19:55.307212340</dc:date>
    <meta:editing-duration>PT10M44S</meta:editing-duration>
    <meta:editing-cycles>3</meta:editing-cycles>
    <meta:generator>LibreOfficeDev/25.2.0.0.alpha0$Linux_X86_64 LibreOffice_project/647f002bc313222ced8cd0803f884a1b376a2986</meta:generator>
    <meta:document-statistic meta:table-count="1" meta:cell-count="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loext:sub-pie="true" loext:split-position="3" chart:style-name="ch1">
        <chart:legend chart:legend-position="end" svg:x="15.054cm" svg:y="3.205cm" style:legend-expansion="high" chart:style-name="ch2"/>
        <chart:plot-area chart:style-name="ch3" table:cell-range-address="Sheet1.A5:Sheet1.A9" svg:x="0.35cm" svg:y="0.35cm" svg:width="14.354cm" svg:height="8.3cm">
          <chart:coordinate-region svg:x="3.692cm" svg:y="0.35cm" svg:width="8.3cm" svg:height="8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A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5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Dev/25.2.0.0.alpha0$Linux_X86_64 LibreOffice_project/647f002bc313222ced8cd0803f884a1b376a298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